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paragraph-properties>
        <style:tab-stops>
          <style:tab-stop style:position="6.212cm"/>
          <style:tab-stop style:position="11.97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Heading_20_2">
      <style:paragraph-properties>
        <style:tab-stops>
          <style:tab-stop style:position="6.212cm"/>
          <style:tab-stop style:position="11.977cm"/>
        </style:tab-stops>
      </style:paragraph-properties>
    </style:style>
    <style:style style:name="P5" style:family="paragraph" style:parent-style-name="Heading_20_2">
      <style:paragraph-properties fo:margin-left="0cm" fo:margin-right="0cm" fo:text-indent="0cm" style:auto-text-indent="fals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Standard" style:list-style-name="L3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background-color="#ffffcc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ministració de sistemes informàtics en xarxa</text:p>
      <text:p text:style-name="P2">M08-SXI xarxes II<text:tab/>HISX1 (ASX)<text:tab/>21 d'octubre del 2011</text:p>
      <text:p text:style-name="P1">UF1 Servei de noms i configuració automàtica <text:s/>– <text:s/>NF1 Serveis essencials del sistema</text:p>
      <text:p text:style-name="P3">A01-02 Serveis essencials: <text:s/>Servei DNS</text:p>
      <text:h text:style-name="P4" text:outline-level="2">Objectius:</text:h>
      <text:list xml:id="list1474465735" text:style-name="L1">
        <text:list-item>
          <text:p text:style-name="P6">Funcionament i configuració del client DNS.</text:p>
        </text:list-item>
        <text:list-item>
          <text:p text:style-name="P6">Realitzar consultes DNS usant ordres: nslookup, dig i host.</text:p>
        </text:list-item>
        <text:list-item>
          <text:p text:style-name="P6">Instal·lació i configuració del servidor DNS.</text:p>
        </text:list-item>
        <text:list-item>
          <text:p text:style-name="P6">Configuració bàsic d'un servidor DNS.</text:p>
        </text:list-item>
        <text:list-item>
          <text:p text:style-name="P6">Generació de dominis i subdominis.</text:p>
        </text:list-item>
        <text:list-item>
          <text:p text:style-name="P6">Usar opcions i opcions avançades DNS: primari/secundari, cache, autoritatiu...</text:p>
        </text:list-item>
        <text:list-item>
          <text:p text:style-name="P6">Anàlisi del tràfic DNS: format dels paquets.</text:p>
        </text:list-item>
        <text:list-item>
          <text:p text:style-name="P6">Avançat: servidors redundants. Configuracions múltiples.</text:p>
        </text:list-item>
      </text:list>
      <text:h text:style-name="Heading_20_2" text:outline-level="2">Exercicis: <text:span text:style-name="T2">CLIENT DNS</text:span></text:h>
      <text:list xml:id="list1446579510" text:style-name="L2">
        <text:list-item>
          <text:p text:style-name="P7">El client DNS:</text:p>
          <text:list>
            <text:list-item>
              <text:p text:style-name="P7">Com funciona la resolució client.</text:p>
            </text:list-item>
            <text:list-item>
              <text:p text:style-name="P7">Examinar cada element del <text:span text:style-name="T1">resolv.conf</text:span>.</text:p>
            </text:list-item>
            <text:list-item>
              <text:p text:style-name="P7">Dominis: relatius, FQDN, dominis acabats en '.'.</text:p>
            </text:list-item>
            <text:list-item>
              <text:p text:style-name="P7">Consultar a la wiki l'estructura en arbre dels dominis i els nodes arrel.</text:p>
            </text:list-item>
          </text:list>
        </text:list-item>
      </text:list>
      <text:p text:style-name="Text_20_body"/>
      <text:list xml:id="list985881288" text:continue-numbering="true" text:style-name="L2">
        <text:list-item>
          <text:p text:style-name="P7">Examinar dominis i observar el procés de resolució: eines:</text:p>
          <text:list>
            <text:list-item>
              <text:p text:style-name="P7">Ordre: host. </text:p>
            </text:list-item>
            <text:list-item>
              <text:p text:style-name="P7">Ordre: nslookup.</text:p>
            </text:list-item>
            <text:list-item>
              <text:p text:style-name="P7">Ordre: dig.</text:p>
            </text:list-item>
            <text:list-item>
              <text:p text:style-name="P7">Observar el fitxer de configuració d'algun nameserver (ns).</text:p>
            </text:list-item>
            <text:list-item>
              <text:p text:style-name="P7">Usar ns diferents als definits per defecte.</text:p>
            </text:list-item>
          </text:list>
        </text:list-item>
      </text:list>
      <text:h text:style-name="P5" text:outline-level="2"><text:span text:style-name="T2">Exercicis: Servidor DNS</text:span></text:h>
      <text:list xml:id="list363421657" text:continue-numbering="true" text:style-name="L2">
        <text:list-item>
          <text:p text:style-name="P7">Instal·lar i monitoritzar el servidor DNS:</text:p>
          <text:list>
            <text:list-item>
              <text:p text:style-name="P7">Instal·lar el servidor.</text:p>
            </text:list-item>
            <text:list-item>
              <text:p text:style-name="P7">Observar els components: paquets, executables, documentació, configuració, logs, locks, pid, etc.</text:p>
            </text:list-item>
          </text:list>
        </text:list-item>
      </text:list>
      <text:p text:style-name="Text_20_body"/>
      <text:list xml:id="list1104703932" text:continue-numbering="true" text:style-name="L2">
        <text:list-item>
          <text:p text:style-name="P7">Crear el domini: “taulax.edt.org”</text:p>
          <text:list>
            <text:list-item>
              <text:p text:style-name="P7"><text:soft-page-break/>Crear un domini per a cada taula de treball amb resolució directa i resolució inversa.</text:p>
            </text:list-item>
            <text:list-item>
              <text:p text:style-name="P7">Disposar de hosts, ns, servidors de correu (mx), d'impressió i alias.</text:p>
            </text:list-item>
            <text:list-item>
              <text:p text:style-name="P7">Observar-ne el correcte funcionament. Usar les utilitats client (host, dig, nslookup).</text:p>
            </text:list-item>
            <text:list-item>
              <text:p text:style-name="P7">Monitoritzar el tràfic amb wireshark, /var/log/messages?...</text:p>
            </text:list-item>
          </text:list>
        </text:list-item>
      </text:list>
      <text:p text:style-name="Text_20_body"/>
      <text:list xml:id="list260234394" text:continue-numbering="true" text:style-name="L2">
        <text:list-item>
          <text:p text:style-name="P7">Crear un subdomini: “inf.taulax.edt.org”</text:p>
          <text:list>
            <text:list-item>
              <text:p text:style-name="P7">Crera un subdomini.</text:p>
            </text:list-item>
            <text:list-item>
              <text:p text:style-name="P7">Comprovar que funciona correctament.</text:p>
            </text:list-item>
          </text:list>
        </text:list-item>
      </text:list>
      <text:p text:style-name="Text_20_body"/>
      <text:list xml:id="list1344123940" text:continue-numbering="true" text:style-name="L2">
        <text:list-item>
          <text:p text:style-name="P7">Servidor “només caché”:</text:p>
          <text:list>
            <text:list-item>
              <text:p text:style-name="P7">Implementar un servidor només caché. No autoritatiu.</text:p>
            </text:list-item>
          </text:list>
        </text:list-item>
      </text:list>
      <text:p text:style-name="Text_20_body"/>
      <text:list xml:id="list1046994618" text:continue-numbering="true" text:style-name="L2">
        <text:list-item>
          <text:p text:style-name="P7">Crear un servidor secundari del docimi “taulax.edt.org”.</text:p>
          <text:list>
            <text:list-item>
              <text:p text:style-name="P7">Crear servidors secundaris redundants.</text:p>
            </text:list-item>
            <text:list-item>
              <text:p text:style-name="P7">Observar les transferències entre servidors.</text:p>
            </text:list-item>
          </text:list>
          <text:p text:style-name="P7"/>
        </text:list-item>
      </text:list>
      <text:list xml:id="list828660000" text:style-name="L3">
        <text:list-item>
          <text:list>
            <text:list-header>
              <text:p text:style-name="P8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creator>ecanet </dc:creator>
    <dc:date>2011-10-21T09:33:18</dc:date>
    <meta:printed-by>ecanet </meta:printed-by>
    <meta:print-date>2011-10-04T10:22:07</meta:print-date>
    <meta:editing-cycles>95</meta:editing-cycles>
    <meta:editing-duration>PT04H26M00S</meta:editing-duration>
    <meta:document-statistic meta:table-count="0" meta:image-count="0" meta:object-count="0" meta:page-count="2" meta:paragraph-count="42" meta:word-count="298" meta:character-count="1939"/>
    <meta:user-defined meta:name="Info 1"/>
    <meta:user-defined meta:name="Info 2"/>
    <meta:user-defined meta:name="Info 3"/>
    <meta:user-defined meta:name="Info 4"/>
  </office:meta>
</office:document-meta>
</file>